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4.37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7.43mm"/>
    </style:style>
    <style:style style:name="co10" style:family="table-column">
      <style:table-column-properties fo:break-before="auto" style:column-width="18.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11.6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3" style:family="table-cell" style:parent-style-name="Default" style:data-style-name="N4">
      <style:table-cell-properties fo:background-color="#b2b2b2"/>
    </style:style>
    <style:style style:name="ce54" style:family="table-cell" style:parent-style-name="Default" style:data-style-name="N4">
      <style:table-cell-properties fo:background-color="#fff200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65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2" style:family="table-cell" style:parent-style-name="Default">
      <style:table-cell-properties fo:background-color="#fff200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8-10-27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37"/>
        <table:table-column table:style-name="co5" table:default-cell-style-name="ce23"/>
        <table:table-column table:style-name="co4" table:default-cell-style-name="ce19"/>
        <table:table-column table:style-name="co6" table:default-cell-style-name="ce53"/>
        <table:table-column table:style-name="co7" table:default-cell-style-name="ce19"/>
        <table:table-column table:style-name="co8" table:default-cell-style-name="ce16"/>
        <table:table-column table:style-name="co4" table:default-cell-style-name="ce19"/>
        <table:table-column table:style-name="co9" table:default-cell-style-name="ce60"/>
        <table:table-column table:style-name="co10" table:default-cell-style-name="ce26"/>
        <table:table-column table:style-name="co11" table:default-cell-style-name="ce26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65" office:value-type="string" calcext:value-type="string" table:number-columns-spanned="3" table:number-rows-spanned="1">
            <text:p>Conversion</text:p>
          </table:table-cell>
          <table:covered-table-cell table:number-columns-repeated="2" table:style-name="ce24"/>
          <table:table-cell table:style-name="ce1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5" office:value-type="string" calcext:value-type="string">
            <text:p>Converted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3">
          <table:table-cell table:number-columns-repeated="16"/>
        </table:table-row>
        <table:table-row table:style-name="ro3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4]);&quot;&quot;; HYPERLINK([.O4]; &quot;Prospectus&quot;))">
            <text:p/>
          </table:table-cell>
        </table:table-row>
        <table:table-row table:style-name="ro3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]);&quot;&quot;; HYPERLINK([.O5]; &quot;Prospectus&quot;))">
            <text:p/>
          </table:table-cell>
        </table:table-row>
        <table:table-row table:style-name="ro3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56" calcext:value-type="float">
            <text:p>103.56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6]);&quot;&quot;; HYPERLINK([.O6]; &quot;Prospectus&quot;))">
            <text:p/>
          </table:table-cell>
        </table:table-row>
        <table:table-row table:style-name="ro3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6" calcext:value-type="float">
            <text:p>100.26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7]);&quot;&quot;; HYPERLINK([.O7]; &quot;Prospectus&quot;))">
            <text:p/>
          </table:table-cell>
        </table:table-row>
        <table:table-row table:style-name="ro3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7.91" calcext:value-type="float">
            <text:p>107.91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8]);&quot;&quot;; HYPERLINK([.O8]; &quot;Prospectus&quot;))">
            <text:p/>
          </table:table-cell>
        </table:table-row>
        <table:table-row table:style-name="ro3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9]);&quot;&quot;; HYPERLINK([.O9]; &quot;Prospectus&quot;))">
            <text:p/>
          </table:table-cell>
        </table:table-row>
        <table:table-row table:style-name="ro3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0]);&quot;&quot;; HYPERLINK([.O10]; &quot;Prospectus&quot;))">
            <text:p/>
          </table:table-cell>
        </table:table-row>
        <table:table-row table:style-name="ro3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1.08" calcext:value-type="float">
            <text:p>101.08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1]);&quot;&quot;; HYPERLINK([.O11]; &quot;Prospectus&quot;))">
            <text:p/>
          </table:table-cell>
        </table:table-row>
        <table:table-row table:style-name="ro3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7-06-30</text:p>
          </table:table-cell>
          <table:table-cell table:style-name="ce38" office:value-type="string" calcext:value-type="string">
            <text:p>2024-06-30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ALC</text:p>
          </table:table-cell>
          <table:table-cell office:value-type="float" office:value="12.1" calcext:value-type="float">
            <text:p>12.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21.15" calcext:value-type="float">
            <text:p>21.15</text:p>
          </table:table-cell>
          <table:table-cell office:value-type="float" office:value="4.728" calcext:value-type="float">
            <text:p>4.7</text:p>
          </table:table-cell>
          <table:table-cell office:value-type="float" office:value="57.21" calcext:value-type="float">
            <text:p>57.2</text:p>
          </table:table-cell>
          <table:table-cell office:value-type="string" calcext:value-type="string">
            <text:p>http://www.algonet.com/news-item/algoma-central-corporation-announces-75-million-public-offering-of-5-25-convertible-unsecured-subordinated-debentures/</text:p>
          </table:table-cell>
          <table:table-cell table:formula="of:=IF(ISBLANK([.O12]);&quot;&quot;; HYPERLINK([.O12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2" calcext:value-type="float">
            <text:p>92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3]);&quot;&quot;; HYPERLINK([.O13]; &quot;Prospectus&quot;))">
            <text:p/>
          </table:table-cell>
        </table:table-row>
        <table:table-row table:style-name="ro3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19-12-31</text:p>
          </table:table-cell>
          <table:table-cell office:value-type="float" office:value="100.1" calcext:value-type="float">
            <text:p>100.10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5.915" calcext:value-type="float">
            <text:p>5.92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5" calcext:value-type="float">
            <text:p>14.50</text:p>
          </table:table-cell>
          <table:table-cell office:value-type="float" office:value="6.897" calcext:value-type="float">
            <text:p>6.9</text:p>
          </table:table-cell>
          <table:table-cell office:value-type="float" office:value="19.45" calcext:value-type="float">
            <text:p>19.5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4]);&quot;&quot;; HYPERLINK([.O1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/>
          <table:table-cell table:style-name="ce38" office:value-type="string" calcext:value-type="string">
            <text:p>2025-01-31</text:p>
          </table:table-cell>
          <table:table-cell office:value-type="float" office:value="99.75" calcext:value-type="float">
            <text:p>99.75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ATP</text:p>
          </table:table-cell>
          <table:table-cell office:value-type="float" office:value="2.82" calcext:value-type="float">
            <text:p>2.82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" calcext:value-type="float">
            <text:p>4.20</text:p>
          </table:table-cell>
          <table:table-cell office:value-type="float" office:value="23.81" calcext:value-type="float">
            <text:p>23.8</text:p>
          </table:table-cell>
          <table:table-cell office:value-type="float" office:value="67.14" calcext:value-type="float">
            <text:p>67.1</text:p>
          </table:table-cell>
          <table:table-cell office:value-type="string" calcext:value-type="string">
            <text:p>https://www.atlanticpower.com/about-us</text:p>
          </table:table-cell>
          <table:table-cell table:formula="of:=IF(ISBLANK([.O15]);&quot;&quot;; HYPERLINK([.O1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6]);&quot;&quot;; HYPERLINK([.O16]; &quot;Prospectus&quot;))">
            <text:p/>
          </table:table-cell>
        </table:table-row>
        <table:table-row table:style-name="ro3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27" calcext:value-type="float">
            <text:p>100.27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7]);&quot;&quot;; HYPERLINK([.O17]; &quot;Prospectus&quot;))">
            <text:p/>
          </table:table-cell>
        </table:table-row>
        <table:table-row table:style-name="ro3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8]);&quot;&quot;; HYPERLINK([.O18]; &quot;Prospectus&quot;))">
            <text:p/>
          </table:table-cell>
        </table:table-row>
        <table:table-row table:style-name="ro3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9]);&quot;&quot;; HYPERLINK([.O19]; &quot;Prospectus&quot;))">
            <text:p/>
          </table:table-cell>
        </table:table-row>
        <table:table-row table:style-name="ro3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5" calcext:value-type="float">
            <text:p>65.00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20]);&quot;&quot;; HYPERLINK([.O20]; &quot;Prospectus&quot;))">
            <text:p/>
          </table:table-cell>
        </table:table-row>
        <table:table-row table:style-name="ro3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8"/>
          <table:table-cell table:formula="of:=IF(ISBLANK([.O21]);&quot;&quot;; HYPERLINK([.O21]; &quot;Prospectus&quot;))">
            <text:p/>
          </table:table-cell>
        </table:table-row>
        <table:table-row table:style-name="ro3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22]);&quot;&quot;; HYPERLINK([.O22]; &quot;Prospectus&quot;))">
            <text:p/>
          </table:table-cell>
        </table:table-row>
        <table:table-row table:style-name="ro3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2"/>
          <table:table-cell table:formula="of:=IF(ISBLANK([.O23]);&quot;&quot;; HYPERLINK([.O23]; &quot;Prospectus&quot;))">
            <text:p/>
          </table:table-cell>
        </table:table-row>
        <table:table-row table:style-name="ro3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6.197" calcext:value-type="float">
            <text:p>6.20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float" office:value="75.93" calcext:value-type="float">
            <text:p>75.9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O24]);&quot;&quot;; HYPERLINK([.O2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29</text:p>
          </table:table-cell>
          <table:table-cell table:style-name="ce54" office:value-type="float" office:value="6.254" calcext:value-type="float">
            <text:p>6.25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float" office:value="82.65" calcext:value-type="float">
            <text:p>82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O25]);&quot;&quot;; HYPERLINK([.O2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style-name="ce38" office:value-type="string" calcext:value-type="string">
            <text:p>2018-08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5.864" calcext:value-type="float">
            <text:p>5.86</text:p>
          </table:table-cell>
          <table:table-cell office:value-type="string" calcext:value-type="string">
            <text:p>CF</text:p>
          </table:table-cell>
          <table:table-cell office:value-type="float" office:value="6.48" calcext:value-type="float">
            <text:p>6.48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0" calcext:value-type="float">
            <text:p>10.00</text:p>
          </table:table-cell>
          <table:table-cell office:value-type="float" office:value="10" calcext:value-type="float">
            <text:p>10.0</text:p>
          </table:table-cell>
          <table:table-cell office:value-type="float" office:value="64.8" calcext:value-type="float">
            <text:p>64.8</text:p>
          </table:table-cell>
          <table:table-cell office:value-type="string" calcext:value-type="string">
            <text:p>https://www.canaccordgenuity.com/globalassets/investor-relations/documents/shareholder-information/FinalShortFormProspectusAug2018</text:p>
          </table:table-cell>
          <table:table-cell table:formula="of:=IF(ISBLANK([.O26]);&quot;&quot;; HYPERLINK([.O2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27]);&quot;&quot;; HYPERLINK([.O27]; &quot;Prospectus&quot;))">
            <text:p/>
          </table:table-cell>
        </table:table-row>
        <table:table-row table:style-name="ro3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2" calcext:value-type="float">
            <text:p>142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28]);&quot;&quot;; HYPERLINK([.O28]; &quot;Prospectus&quot;))">
            <text:p/>
          </table:table-cell>
        </table:table-row>
        <table:table-row table:style-name="ro3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29]);&quot;&quot;; HYPERLINK([.O29]; &quot;Prospectus&quot;))">
            <text:p/>
          </table:table-cell>
        </table:table-row>
        <table:table-row table:style-name="ro3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30]);&quot;&quot;; HYPERLINK([.O30]; &quot;Prospectus&quot;))">
            <text:p/>
          </table:table-cell>
        </table:table-row>
        <table:table-row table:style-name="ro3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3.9" calcext:value-type="float">
            <text:p>93.9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31]);&quot;&quot;; HYPERLINK([.O31]; &quot;Prospectus&quot;))">
            <text:p/>
          </table:table-cell>
        </table:table-row>
        <table:table-row table:style-name="ro3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2"/>
          <table:table-cell table:formula="of:=IF(ISBLANK([.O32]);&quot;&quot;; HYPERLINK([.O32]; &quot;Prospectus&quot;))">
            <text:p/>
          </table:table-cell>
        </table:table-row>
        <table:table-row table:style-name="ro3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33]);&quot;&quot;; HYPERLINK([.O33]; &quot;Prospectus&quot;))">
            <text:p/>
          </table:table-cell>
        </table:table-row>
        <table:table-row table:style-name="ro3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8" calcext:value-type="float">
            <text:p>68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34]);&quot;&quot;; HYPERLINK([.O34]; &quot;Prospectus&quot;))">
            <text:p/>
          </table:table-cell>
        </table:table-row>
        <table:table-row table:style-name="ro3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4.5" calcext:value-type="float">
            <text:p>124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5]);&quot;&quot;; HYPERLINK([.O35]; &quot;Prospectus&quot;))">
            <text:p/>
          </table:table-cell>
        </table:table-row>
        <table:table-row table:style-name="ro3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3-06-30</text:p>
          </table:table-cell>
          <table:table-cell office:value-type="float" office:value="99.2" calcext:value-type="float">
            <text:p>99.20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6.171" calcext:value-type="float">
            <text:p>6.17</text:p>
          </table:table-cell>
          <table:table-cell office:value-type="string" calcext:value-type="string">
            <text:p>CRWN</text:p>
          </table:table-cell>
          <table:table-cell office:value-type="float" office:value="10.16" calcext:value-type="float">
            <text:p>10.16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3.7" calcext:value-type="float">
            <text:p>13.70</text:p>
          </table:table-cell>
          <table:table-cell office:value-type="float" office:value="7.299" calcext:value-type="float">
            <text:p>7.3</text:p>
          </table:table-cell>
          <table:table-cell office:value-type="float" office:value="74.16" calcext:value-type="float">
            <text:p>74.2</text:p>
          </table:table-cell>
          <table:table-cell office:value-type="string" calcext:value-type="string">
            <text:p>https://drive.google.com/open?id=146o_mFK1bM0eZbXjbSvZoiIy3uy7tmwk</text:p>
          </table:table-cell>
          <table:table-cell table:formula="of:=IF(ISBLANK([.O36]);&quot;&quot;; HYPERLINK([.O3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6.5" calcext:value-type="float">
            <text:p>76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7]);&quot;&quot;; HYPERLINK([.O37]; &quot;Prospectus&quot;))">
            <text:p/>
          </table:table-cell>
        </table:table-row>
        <table:table-row table:style-name="ro3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8"/>
          <table:table-cell table:formula="of:=IF(ISBLANK([.O38]);&quot;&quot;; HYPERLINK([.O38]; &quot;Prospectus&quot;))">
            <text:p/>
          </table:table-cell>
        </table:table-row>
        <table:table-row table:style-name="ro3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25" calcext:value-type="float">
            <text:p>99.2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39]);&quot;&quot;; HYPERLINK([.O39]; &quot;Prospectus&quot;))">
            <text:p/>
          </table:table-cell>
        </table:table-row>
        <table:table-row table:style-name="ro3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29</text:p>
          </table:table-cell>
          <table:table-cell table:style-name="ce54" office:value-type="float" office:value="7.798" calcext:value-type="float">
            <text:p>7.80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float" office:value="47.27" calcext:value-type="float">
            <text:p>47.3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O40]);&quot;&quot;; HYPERLINK([.O4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41]);&quot;&quot;; HYPERLINK([.O41]; &quot;Prospectus&quot;))">
            <text:p/>
          </table:table-cell>
        </table:table-row>
        <table:table-row table:style-name="ro3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6.7" calcext:value-type="float">
            <text:p>96.7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42]);&quot;&quot;; HYPERLINK([.O42]; &quot;Prospectus&quot;))">
            <text:p/>
          </table:table-cell>
        </table:table-row>
        <table:table-row table:style-name="ro3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3"/>
          <table:table-cell table:formula="of:=IF(ISBLANK([.O43]);&quot;&quot;; HYPERLINK([.O43]; &quot;Prospectus&quot;))">
            <text:p/>
          </table:table-cell>
        </table:table-row>
        <table:table-row table:style-name="ro3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8"/>
          <table:table-cell table:formula="of:=IF(ISBLANK([.O44]);&quot;&quot;; HYPERLINK([.O44]; &quot;Prospectus&quot;))">
            <text:p/>
          </table:table-cell>
        </table:table-row>
        <table:table-row table:style-name="ro3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23</text:p>
          </table:table-cell>
          <table:table-cell table:number-columns-repeated="8"/>
          <table:table-cell table:formula="of:=IF(ISBLANK([.O45]);&quot;&quot;; HYPERLINK([.O45]; &quot;Prospectus&quot;))">
            <text:p/>
          </table:table-cell>
        </table:table-row>
        <table:table-row table:style-name="ro3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6]);&quot;&quot;; HYPERLINK([.O46]; &quot;Prospectus&quot;))">
            <text:p/>
          </table:table-cell>
        </table:table-row>
        <table:table-row table:style-name="ro3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8"/>
          <table:table-cell table:formula="of:=IF(ISBLANK([.O47]);&quot;&quot;; HYPERLINK([.O47]; &quot;Prospectus&quot;))">
            <text:p/>
          </table:table-cell>
        </table:table-row>
        <table:table-row table:style-name="ro3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48]);&quot;&quot;; HYPERLINK([.O48]; &quot;Prospectus&quot;))">
            <text:p/>
          </table:table-cell>
        </table:table-row>
        <table:table-row table:style-name="ro3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49]);&quot;&quot;; HYPERLINK([.O49]; &quot;Prospectus&quot;))">
            <text:p/>
          </table:table-cell>
        </table:table-row>
        <table:table-row table:style-name="ro3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25" calcext:value-type="float">
            <text:p>98.25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50]);&quot;&quot;; HYPERLINK([.O50]; &quot;Prospectus&quot;))">
            <text:p/>
          </table:table-cell>
        </table:table-row>
        <table:table-row table:style-name="ro3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style-name="ce38" office:value-type="string" calcext:value-type="string">
            <text:p>2016-04-30</text:p>
          </table:table-cell>
          <table:table-cell table:style-name="ce38" office:value-type="string" calcext:value-type="string">
            <text:p>2025-04-30</text:p>
          </table:table-cell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4.808" calcext:value-type="float">
            <text:p>4.81</text:p>
          </table:table-cell>
          <table:table-cell office:value-type="string" calcext:value-type="string">
            <text:p>EXE</text:p>
          </table:table-cell>
          <table:table-cell office:value-type="float" office:value="7.51" calcext:value-type="float">
            <text:p>7.51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25" calcext:value-type="float">
            <text:p>12.25</text:p>
          </table:table-cell>
          <table:table-cell office:value-type="float" office:value="8.163" calcext:value-type="float">
            <text:p>8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https://www.extendicare.com/document/626</text:p>
          </table:table-cell>
          <table:table-cell table:formula="of:=IF(ISBLANK([.O51]);&quot;&quot;; HYPERLINK([.O51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25" calcext:value-type="float">
            <text:p>102.2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52]);&quot;&quot;; HYPERLINK([.O52]; &quot;Prospectus&quot;))">
            <text:p/>
          </table:table-cell>
        </table:table-row>
        <table:table-row table:style-name="ro3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float" office:value="90.25" calcext:value-type="float">
            <text:p>90.3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O53]);&quot;&quot;; HYPERLINK([.O53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1" calcext:value-type="float">
            <text:p>100.0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5.226" calcext:value-type="float">
            <text:p>5.2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O54]);&quot;&quot;; HYPERLINK([.O5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55" calcext:value-type="float">
            <text:p>99.55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5.066" calcext:value-type="float">
            <text:p>5.0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float" office:value="81.96" calcext:value-type="float">
            <text:p>82.0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O55]);&quot;&quot;; HYPERLINK([.O5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4</text:p>
          </table:table-cell>
          <table:table-cell office:value-type="float" office:value="5.3" calcext:value-type="float">
            <text:p>5.3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float" office:value="92.83" calcext:value-type="float">
            <text:p>92.8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O56]);&quot;&quot;; HYPERLINK([.O5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5.5" calcext:value-type="float">
            <text:p>5.5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O57]);&quot;&quot;; HYPERLINK([.O57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29</text:p>
          </table:table-cell>
          <table:table-cell table:style-name="ce54" office:value-type="float" office:value="5.586" calcext:value-type="float">
            <text:p>5.5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O58]);&quot;&quot;; HYPERLINK([.O58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5.3" calcext:value-type="float">
            <text:p>5.30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float" office:value="84.91" calcext:value-type="float">
            <text:p>84.9</text:p>
          </table:table-cell>
          <table:table-cell/>
          <table:table-cell table:formula="of:=IF(ISBLANK([.O59]);&quot;&quot;; HYPERLINK([.O59]; &quot;Prospectus&quot;))">
            <text:p/>
          </table:table-cell>
        </table:table-row>
        <table:table-row table:style-name="ro3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5.775" calcext:value-type="float">
            <text:p>5.7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float" office:value="86.34" calcext:value-type="float">
            <text:p>86.3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O60]);&quot;&quot;; HYPERLINK([.O6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61]);&quot;&quot;; HYPERLINK([.O61]; &quot;Prospectus&quot;))">
            <text:p/>
          </table:table-cell>
        </table:table-row>
        <table:table-row table:style-name="ro3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2]);&quot;&quot;; HYPERLINK([.O62]; &quot;Prospectus&quot;))">
            <text:p/>
          </table:table-cell>
        </table:table-row>
        <table:table-row table:style-name="ro3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8.49" calcext:value-type="float">
            <text:p>108.4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63]);&quot;&quot;; HYPERLINK([.O63]; &quot;Prospectus&quot;))">
            <text:p/>
          </table:table-cell>
        </table:table-row>
        <table:table-row table:style-name="ro3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64]);&quot;&quot;; HYPERLINK([.O64]; &quot;Prospectus&quot;))">
            <text:p/>
          </table:table-cell>
        </table:table-row>
        <table:table-row table:style-name="ro3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9.59" calcext:value-type="float">
            <text:p>99.59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65]);&quot;&quot;; HYPERLINK([.O65]; &quot;Prospectus&quot;))">
            <text:p/>
          </table:table-cell>
        </table:table-row>
        <table:table-row table:style-name="ro3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0.4" calcext:value-type="float">
            <text:p>100.4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66]);&quot;&quot;; HYPERLINK([.O66]; &quot;Prospectus&quot;))">
            <text:p/>
          </table:table-cell>
        </table:table-row>
        <table:table-row table:style-name="ro3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4.75" calcext:value-type="float">
            <text:p>24.75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67]);&quot;&quot;; HYPERLINK([.O67]; &quot;Prospectus&quot;))">
            <text:p/>
          </table:table-cell>
        </table:table-row>
        <table:table-row table:style-name="ro3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8"/>
          <table:table-cell table:formula="of:=IF(ISBLANK([.O68]);&quot;&quot;; HYPERLINK([.O68]; &quot;Prospectus&quot;))">
            <text:p/>
          </table:table-cell>
        </table:table-row>
        <table:table-row table:style-name="ro3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69]);&quot;&quot;; HYPERLINK([.O69]; &quot;Prospectus&quot;))">
            <text:p/>
          </table:table-cell>
        </table:table-row>
        <table:table-row table:style-name="ro3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70]);&quot;&quot;; HYPERLINK([.O70]; &quot;Prospectus&quot;))">
            <text:p/>
          </table:table-cell>
        </table:table-row>
        <table:table-row table:style-name="ro3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55" calcext:value-type="float">
            <text:p>97.55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71]);&quot;&quot;; HYPERLINK([.O71]; &quot;Prospectus&quot;))">
            <text:p/>
          </table:table-cell>
        </table:table-row>
        <table:table-row table:style-name="ro3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3.25" calcext:value-type="float">
            <text:p>93.25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72]);&quot;&quot;; HYPERLINK([.O72]; &quot;Prospectus&quot;))">
            <text:p/>
          </table:table-cell>
        </table:table-row>
        <table:table-row table:style-name="ro3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86.99" calcext:value-type="float">
            <text:p>86.99</text:p>
          </table:table-cell>
          <table:table-cell table:style-name="ce20" office:value-type="string" calcext:value-type="string">
            <text:p>2018-10-25</text:p>
          </table:table-cell>
          <table:table-cell table:number-columns-repeated="8"/>
          <table:table-cell table:formula="of:=IF(ISBLANK([.O73]);&quot;&quot;; HYPERLINK([.O73]; &quot;Prospectus&quot;))">
            <text:p/>
          </table:table-cell>
        </table:table-row>
        <table:table-row table:style-name="ro3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4.01" calcext:value-type="float">
            <text:p>94.01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74]);&quot;&quot;; HYPERLINK([.O74]; &quot;Prospectus&quot;))">
            <text:p/>
          </table:table-cell>
        </table:table-row>
        <table:table-row table:style-name="ro3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89.89" calcext:value-type="float">
            <text:p>89.89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75]);&quot;&quot;; HYPERLINK([.O75]; &quot;Prospectus&quot;))">
            <text:p/>
          </table:table-cell>
        </table:table-row>
        <table:table-row table:style-name="ro3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25" calcext:value-type="float">
            <text:p>125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76]);&quot;&quot;; HYPERLINK([.O76]; &quot;Prospectus&quot;))">
            <text:p/>
          </table:table-cell>
        </table:table-row>
        <table:table-row table:style-name="ro3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8"/>
          <table:table-cell table:formula="of:=IF(ISBLANK([.O77]);&quot;&quot;; HYPERLINK([.O77]; &quot;Prospectus&quot;))">
            <text:p/>
          </table:table-cell>
        </table:table-row>
        <table:table-row table:style-name="ro3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78]);&quot;&quot;; HYPERLINK([.O78]; &quot;Prospectus&quot;))">
            <text:p/>
          </table:table-cell>
        </table:table-row>
        <table:table-row table:style-name="ro3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12" calcext:value-type="float">
            <text:p>99.12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79]);&quot;&quot;; HYPERLINK([.O79]; &quot;Prospectus&quot;))">
            <text:p/>
          </table:table-cell>
        </table:table-row>
        <table:table-row table:style-name="ro3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23</text:p>
          </table:table-cell>
          <table:table-cell table:number-columns-repeated="8"/>
          <table:table-cell table:formula="of:=IF(ISBLANK([.O80]);&quot;&quot;; HYPERLINK([.O80]; &quot;Prospectus&quot;))">
            <text:p/>
          </table:table-cell>
        </table:table-row>
        <table:table-row table:style-name="ro3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2"/>
          <table:table-cell table:formula="of:=IF(ISBLANK([.O81]);&quot;&quot;; HYPERLINK([.O81]; &quot;Prospectus&quot;))">
            <text:p/>
          </table:table-cell>
        </table:table-row>
        <table:table-row table:style-name="ro3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82]);&quot;&quot;; HYPERLINK([.O82]; &quot;Prospectus&quot;))">
            <text:p/>
          </table:table-cell>
        </table:table-row>
        <table:table-row table:style-name="ro3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83]);&quot;&quot;; HYPERLINK([.O83]; &quot;Prospectus&quot;))">
            <text:p/>
          </table:table-cell>
        </table:table-row>
        <table:table-row table:style-name="ro3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4.29" calcext:value-type="float">
            <text:p>114.29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84]);&quot;&quot;; HYPERLINK([.O84]; &quot;Prospectus&quot;))">
            <text:p/>
          </table:table-cell>
        </table:table-row>
        <table:table-row table:style-name="ro3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30" calcext:value-type="float">
            <text:p>130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85]);&quot;&quot;; HYPERLINK([.O85]; &quot;Prospectus&quot;))">
            <text:p/>
          </table:table-cell>
        </table:table-row>
        <table:table-row table:style-name="ro3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/>
          <table:table-cell table:style-name="ce38" office:value-type="string" calcext:value-type="string">
            <text:p>2019-06-30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252" calcext:value-type="float">
            <text:p>4.25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6]);&quot;&quot;; HYPERLINK([.O86]; &quot;Prospectus&quot;))">
            <text:p/>
          </table:table-cell>
        </table:table-row>
        <table:table-row table:style-name="ro3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/>
          <table:table-cell table:style-name="ce38" office:value-type="string" calcext:value-type="string">
            <text:p>2020-06-30</text:p>
          </table:table-cell>
          <table:table-cell office:value-type="float" office:value="105.72" calcext:value-type="float">
            <text:p>105.72</text:p>
          </table:table-cell>
          <table:table-cell table:style-name="ce20" office:value-type="string" calcext:value-type="string">
            <text:p>2018-10-23</text:p>
          </table:table-cell>
          <table:table-cell office:value-type="float" office:value="1.327" calcext:value-type="float">
            <text:p>1.33</text:p>
          </table:table-cell>
          <table:table-cell office:value-type="string" calcext:value-type="string">
            <text:p>NPI</text:p>
          </table:table-cell>
          <table:table-cell office:value-type="float" office:value="20.41" calcext:value-type="float">
            <text:p>20.41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21.6" calcext:value-type="float">
            <text:p>21.60</text:p>
          </table:table-cell>
          <table:table-cell office:value-type="float" office:value="4.63" calcext:value-type="float">
            <text:p>4.6</text:p>
          </table:table-cell>
          <table:table-cell office:value-type="float" office:value="94.5" calcext:value-type="float">
            <text:p>94.5</text:p>
          </table:table-cell>
          <table:table-cell/>
          <table:table-cell table:formula="of:=IF(ISBLANK([.O87]);&quot;&quot;; HYPERLINK([.O87]; &quot;Prospectus&quot;))">
            <text:p/>
          </table:table-cell>
        </table:table-row>
        <table:table-row table:style-name="ro3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8"/>
          <table:table-cell table:formula="of:=IF(ISBLANK([.O88]);&quot;&quot;; HYPERLINK([.O88]; &quot;Prospectus&quot;))">
            <text:p/>
          </table:table-cell>
        </table:table-row>
        <table:table-row table:style-name="ro3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3-09-30</text:p>
          </table:table-cell>
          <table:table-cell table:style-name="ce38" office:value-type="string" calcext:value-type="string">
            <text:p>2020-09-30</text:p>
          </table:table-cell>
          <table:table-cell office:value-type="float" office:value="100.1" calcext:value-type="float">
            <text:p>100.10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5.198" calcext:value-type="float">
            <text:p>5.20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4.2" calcext:value-type="float">
            <text:p>14.20</text:p>
          </table:table-cell>
          <table:table-cell office:value-type="float" office:value="7.042" calcext:value-type="float">
            <text:p>7.0</text:p>
          </table:table-cell>
          <table:table-cell office:value-type="float" office:value="75.84" calcext:value-type="float">
            <text:p>75.8</text:p>
          </table:table-cell>
          <table:table-cell/>
          <table:table-cell table:formula="of:=IF(ISBLANK([.O89]);&quot;&quot;; HYPERLINK([.O89]; &quot;Prospectus&quot;))">
            <text:p/>
          </table:table-cell>
        </table:table-row>
        <table:table-row table:style-name="ro3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style-name="ce38" office:value-type="string" calcext:value-type="string">
            <text:p>2014-09-30</text:p>
          </table:table-cell>
          <table:table-cell table:style-name="ce38" office:value-type="string" calcext:value-type="string">
            <text:p>2019-10-31</text:p>
          </table:table-cell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6.504" calcext:value-type="float">
            <text:p>6.50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5" calcext:value-type="float">
            <text:p>12.50</text:p>
          </table:table-cell>
          <table:table-cell office:value-type="float" office:value="8" calcext:value-type="float">
            <text:p>8.0</text:p>
          </table:table-cell>
          <table:table-cell office:value-type="float" office:value="86.16" calcext:value-type="float">
            <text:p>86.2</text:p>
          </table:table-cell>
          <table:table-cell/>
          <table:table-cell table:formula="of:=IF(ISBLANK([.O90]);&quot;&quot;; HYPERLINK([.O90]; &quot;Prospectus&quot;))">
            <text:p/>
          </table:table-cell>
        </table:table-row>
        <table:table-row table:style-name="ro3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0-31</text:p>
          </table:table-cell>
          <table:table-cell table:style-name="ce38" office:value-type="string" calcext:value-type="string">
            <text:p>2020-10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5.5" calcext:value-type="float">
            <text:p>5.50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1.25" calcext:value-type="float">
            <text:p>11.25</text:p>
          </table:table-cell>
          <table:table-cell office:value-type="float" office:value="8.889" calcext:value-type="float">
            <text:p>8.9</text:p>
          </table:table-cell>
          <table:table-cell office:value-type="float" office:value="95.73" calcext:value-type="float">
            <text:p>95.7</text:p>
          </table:table-cell>
          <table:table-cell/>
          <table:table-cell table:formula="of:=IF(ISBLANK([.O91]);&quot;&quot;; HYPERLINK([.O91]; &quot;Prospectus&quot;))">
            <text:p/>
          </table:table-cell>
        </table:table-row>
        <table:table-row table:style-name="ro3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07-31</text:p>
          </table:table-cell>
          <table:table-cell office:value-type="float" office:value="100.77" calcext:value-type="float">
            <text:p>10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4.971" calcext:value-type="float">
            <text:p>4.97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75" calcext:value-type="float">
            <text:p>12.75</text:p>
          </table:table-cell>
          <table:table-cell office:value-type="float" office:value="7.843" calcext:value-type="float">
            <text:p>7.8</text:p>
          </table:table-cell>
          <table:table-cell office:value-type="float" office:value="84.47" calcext:value-type="float">
            <text:p>84.5</text:p>
          </table:table-cell>
          <table:table-cell/>
          <table:table-cell table:formula="of:=IF(ISBLANK([.O92]);&quot;&quot;; HYPERLINK([.O92]; &quot;Prospectus&quot;))">
            <text:p/>
          </table:table-cell>
        </table:table-row>
        <table:table-row table:style-name="ro3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/>
          <table:table-cell table:style-name="ce38" office:value-type="string" calcext:value-type="string">
            <text:p>2021-12-31</text:p>
          </table:table-cell>
          <table:table-cell office:value-type="float" office:value="100.85" calcext:value-type="float">
            <text:p>100.85</text:p>
          </table:table-cell>
          <table:table-cell table:style-name="ce20" office:value-type="string" calcext:value-type="string">
            <text:p>2018-10-29</text:p>
          </table:table-cell>
          <table:table-cell office:value-type="float" office:value="4.982" calcext:value-type="float">
            <text:p>4.98</text:p>
          </table:table-cell>
          <table:table-cell office:value-type="string" calcext:value-type="string">
            <text:p>NWH.UN</text:p>
          </table:table-cell>
          <table:table-cell office:value-type="float" office:value="10.77" calcext:value-type="float">
            <text:p>10.77</text:p>
          </table:table-cell>
          <table:table-cell table:style-name="ce20" office:value-type="string" calcext:value-type="string">
            <text:p>2018-10-26</text:p>
          </table:table-cell>
          <table:table-cell office:value-type="float" office:value="12.8" calcext:value-type="float">
            <text:p>12.80</text:p>
          </table:table-cell>
          <table:table-cell office:value-type="float" office:value="7.813" calcext:value-type="float">
            <text:p>7.8</text:p>
          </table:table-cell>
          <table:table-cell office:value-type="float" office:value="84.15" calcext:value-type="float">
            <text:p>84.2</text:p>
          </table:table-cell>
          <table:table-cell/>
          <table:table-cell table:formula="of:=IF(ISBLANK([.O93]);&quot;&quot;; HYPERLINK([.O93]; &quot;Prospectus&quot;))">
            <text:p/>
          </table:table-cell>
        </table:table-row>
        <table:table-row table:style-name="ro3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4]);&quot;&quot;; HYPERLINK([.O94]; &quot;Prospectus&quot;))">
            <text:p/>
          </table:table-cell>
        </table:table-row>
        <table:table-row table:style-name="ro3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43.67" calcext:value-type="float">
            <text:p>143.67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95]);&quot;&quot;; HYPERLINK([.O95]; &quot;Prospectus&quot;))">
            <text:p/>
          </table:table-cell>
        </table:table-row>
        <table:table-row table:style-name="ro3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1.51" calcext:value-type="float">
            <text:p>101.51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96]);&quot;&quot;; HYPERLINK([.O96]; &quot;Prospectus&quot;))">
            <text:p/>
          </table:table-cell>
        </table:table-row>
        <table:table-row table:style-name="ro3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1.5" calcext:value-type="float">
            <text:p>111.5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97]);&quot;&quot;; HYPERLINK([.O97]; &quot;Prospectus&quot;))">
            <text:p/>
          </table:table-cell>
        </table:table-row>
        <table:table-row table:style-name="ro3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5" calcext:value-type="float">
            <text:p>105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98]);&quot;&quot;; HYPERLINK([.O98]; &quot;Prospectus&quot;))">
            <text:p/>
          </table:table-cell>
        </table:table-row>
        <table:table-row table:style-name="ro3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99" calcext:value-type="float">
            <text:p>100.99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99]);&quot;&quot;; HYPERLINK([.O99]; &quot;Prospectus&quot;))">
            <text:p/>
          </table:table-cell>
        </table:table-row>
        <table:table-row table:style-name="ro3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0]);&quot;&quot;; HYPERLINK([.O100]; &quot;Prospectus&quot;))">
            <text:p/>
          </table:table-cell>
        </table:table-row>
        <table:table-row table:style-name="ro3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01]);&quot;&quot;; HYPERLINK([.O101]; &quot;Prospectus&quot;))">
            <text:p/>
          </table:table-cell>
        </table:table-row>
        <table:table-row table:style-name="ro3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02]);&quot;&quot;; HYPERLINK([.O102]; &quot;Prospectus&quot;))">
            <text:p/>
          </table:table-cell>
        </table:table-row>
        <table:table-row table:style-name="ro3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8"/>
          <table:table-cell table:formula="of:=IF(ISBLANK([.O103]);&quot;&quot;; HYPERLINK([.O103]; &quot;Prospectus&quot;))">
            <text:p/>
          </table:table-cell>
        </table:table-row>
        <table:table-row table:style-name="ro3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8"/>
          <table:table-cell table:formula="of:=IF(ISBLANK([.O104]);&quot;&quot;; HYPERLINK([.O104]; &quot;Prospectus&quot;))">
            <text:p/>
          </table:table-cell>
        </table:table-row>
        <table:table-row table:style-name="ro3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2"/>
          <table:table-cell table:formula="of:=IF(ISBLANK([.O105]);&quot;&quot;; HYPERLINK([.O105]; &quot;Prospectus&quot;))">
            <text:p/>
          </table:table-cell>
        </table:table-row>
        <table:table-row table:style-name="ro3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59" calcext:value-type="float">
            <text:p>99.59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6]);&quot;&quot;; HYPERLINK([.O106]; &quot;Prospectus&quot;))">
            <text:p/>
          </table:table-cell>
        </table:table-row>
        <table:table-row table:style-name="ro3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7]);&quot;&quot;; HYPERLINK([.O107]; &quot;Prospectus&quot;))">
            <text:p/>
          </table:table-cell>
        </table:table-row>
        <table:table-row table:style-name="ro3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08]);&quot;&quot;; HYPERLINK([.O108]; &quot;Prospectus&quot;))">
            <text:p/>
          </table:table-cell>
        </table:table-row>
        <table:table-row table:style-name="ro3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32" calcext:value-type="float">
            <text:p>132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09]);&quot;&quot;; HYPERLINK([.O109]; &quot;Prospectus&quot;))">
            <text:p/>
          </table:table-cell>
        </table:table-row>
        <table:table-row table:style-name="ro3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8"/>
          <table:table-cell table:formula="of:=IF(ISBLANK([.O110]);&quot;&quot;; HYPERLINK([.O110]; &quot;Prospectus&quot;))">
            <text:p/>
          </table:table-cell>
        </table:table-row>
        <table:table-row table:style-name="ro3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11]);&quot;&quot;; HYPERLINK([.O111]; &quot;Prospectus&quot;))">
            <text:p/>
          </table:table-cell>
        </table:table-row>
        <table:table-row table:style-name="ro3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99.55" calcext:value-type="float">
            <text:p>99.55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12]);&quot;&quot;; HYPERLINK([.O112]; &quot;Prospectus&quot;))">
            <text:p/>
          </table:table-cell>
        </table:table-row>
        <table:table-row table:style-name="ro3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.99" calcext:value-type="float">
            <text:p>99.99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13]);&quot;&quot;; HYPERLINK([.O113]; &quot;Prospectus&quot;))">
            <text:p/>
          </table:table-cell>
        </table:table-row>
        <table:table-row table:style-name="ro3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114]);&quot;&quot;; HYPERLINK([.O114]; &quot;Prospectus&quot;))">
            <text:p/>
          </table:table-cell>
        </table:table-row>
        <table:table-row table:style-name="ro3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8"/>
          <table:table-cell table:formula="of:=IF(ISBLANK([.O115]);&quot;&quot;; HYPERLINK([.O115]; &quot;Prospectus&quot;))">
            <text:p/>
          </table:table-cell>
        </table:table-row>
        <table:table-row table:style-name="ro3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26</text:p>
          </table:table-cell>
          <table:table-cell table:number-columns-repeated="8"/>
          <table:table-cell table:formula="of:=IF(ISBLANK([.O116]);&quot;&quot;; HYPERLINK([.O116]; &quot;Prospectus&quot;))">
            <text:p/>
          </table:table-cell>
        </table:table-row>
        <table:table-row table:style-name="ro3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29</text:p>
          </table:table-cell>
          <table:table-cell table:number-columns-repeated="8"/>
          <table:table-cell table:formula="of:=IF(ISBLANK([.O117]);&quot;&quot;; HYPERLINK([.O117]; &quot;Prospectus&quot;))">
            <text:p/>
          </table:table-cell>
        </table:table-row>
        <table:table-row table:style-name="ro3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8.48" calcext:value-type="float">
            <text:p>98.48</text:p>
          </table:table-cell>
          <table:table-cell table:style-name="ce20" office:value-type="string" calcext:value-type="string">
            <text:p>2018-10-24</text:p>
          </table:table-cell>
          <table:table-cell table:number-columns-repeated="8"/>
          <table:table-cell table:formula="of:=IF(ISBLANK([.O118]);&quot;&quot;; HYPERLINK([.O118]; &quot;Prospectus&quot;))">
            <text:p/>
          </table:table-cell>
        </table:table-row>
        <table:table-row table:style-name="ro3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2.02" calcext:value-type="float">
            <text:p>52.02</text:p>
          </table:table-cell>
          <table:table-cell table:style-name="ce20" office:value-type="string" calcext:value-type="string">
            <text:p>2018-10-23</text:p>
          </table:table-cell>
          <table:table-cell table:number-columns-repeated="8"/>
          <table:table-cell table:formula="of:=IF(ISBLANK([.O119]);&quot;&quot;; HYPERLINK([.O119]; &quot;Prospectus&quot;))">
            <text:p/>
          </table:table-cell>
        </table:table-row>
        <table:table-row table:style-name="ro3" table:number-rows-repeated="1048456">
          <table:table-cell table:number-columns-repeated="16"/>
        </table:table-row>
        <table:table-row table:style-name="ro3">
          <table:table-cell table:number-columns-repeated="16"/>
        </table:table-row>
      </table:table>
      <table:table table:name="2018-10-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37"/>
        <table:table-column table:style-name="co5" table:default-cell-style-name="ce23"/>
        <table:table-column table:style-name="co4" table:default-cell-style-name="ce19"/>
        <table:table-column table:style-name="co6" table:default-cell-style-name="ce46"/>
        <table:table-column table:style-name="co7" table:default-cell-style-name="ce19"/>
        <table:table-column table:style-name="co8" table:default-cell-style-name="ce16"/>
        <table:table-column table:style-name="co4" table:default-cell-style-name="ce19"/>
        <table:table-column table:style-name="co9" table:default-cell-style-name="ce60"/>
        <table:table-column table:style-name="co10" table:default-cell-style-name="ce26"/>
        <table:table-column table:style-name="co12" table:default-cell-style-name="Default"/>
        <table:table-column table:style-name="co11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24"/>
          <table:table-cell table:style-name="ce1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Issued</text:p>
          </table:table-cell>
          <table:table-cell table:style-name="ce36" office:value-type="string" calcext:value-type="string">
            <text:p>Maturity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3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3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3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3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3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3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3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3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3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3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3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3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3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3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3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3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3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3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3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3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3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3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3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3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3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3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3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3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3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3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3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3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3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3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3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3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3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3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3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3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3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3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3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3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3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3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3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3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3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3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3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3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3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3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3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3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3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3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3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3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3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3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3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3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3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3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3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3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3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3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3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3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3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3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3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3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3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3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3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3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3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3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3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3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3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3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3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3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3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3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3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3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3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3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3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3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3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3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3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3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3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3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3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3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3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3" table:number-rows-repeated="1048456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9">0000-00-00</text:date>, <text:time style:data-style-name="N2" text:time-value="21:21:07.22023893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8-10-29T21:22:17.064925090</dc:date>
    <meta:editing-duration>PT5H3M11S</meta:editing-duration>
    <meta:editing-cycles>25</meta:editing-cycles>
    <meta:generator>LibreOffice/6.0.3.2$Linux_X86_64 LibreOffice_project/00m0$Build-2</meta:generator>
    <meta:document-statistic meta:table-count="2" meta:cell-count="1705" meta:object-count="0"/>
  </office:meta>
</office:document-meta>
</file>